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officeooo:rsid="001da6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nca me iré</text:p>
      <text:p text:style-name="P2"/>
      <text:p text:style-name="P2">Y vi a las estrellas brillar;</text:p>
      <text:p text:style-name="P2">sonreías también.</text:p>
      <text:p text:style-name="P2"/>
      <text:p text:style-name="P2">Congelada, llegaste a mí,</text:p>
      <text:p text:style-name="P2">y te vi renacer.</text:p>
      <text:p text:style-name="P2"/>
      <text:p text:style-name="P2">Y me transformé en algo irreal,</text:p>
      <text:p text:style-name="P2">lograste traer una calma total.</text:p>
      <text:p text:style-name="P2">Mi función aquí está por terminar...</text:p>
      <text:p text:style-name="P2"/>
      <text:p text:style-name="P2">Lléname de <text:span text:style-name="T1">ti.</text:span></text:p>
      <text:p text:style-name="P2">Escucha mi voz.</text:p>
      <text:p text:style-name="P2"/>
      <text:p text:style-name="P2">Estás junto a mí,</text:p>
      <text:p text:style-name="P2">y Yo nunca me iré,</text:p>
      <text:p text:style-name="P2">no está vez... no esta vez...</text:p>
      <text:p text:style-name="P2"/>
      <text:p text:style-name="P2">Anda y guía mi alma por mí,</text:p>
      <text:p text:style-name="P2">ya no siento temor.</text:p>
      <text:p text:style-name="P2"/>
      <text:p text:style-name="P2">Tomaré, de tu boca, una flor,</text:p>
      <text:p text:style-name="P2">y la pondré aquí; en mi corazón.</text:p>
      <text:p text:style-name="P2"/>
      <text:p text:style-name="P2">Y un rayo lunar me va a ayudar a unir,</text:p>
      <text:p text:style-name="P2">tu alma y mi corazón; tu boca y mi amor.</text:p>
      <text:p text:style-name="P2">Esa estrella será donde te voy a amar.</text:p>
      <text:p text:style-name="P2"/>
      <text:p text:style-name="P2">Lléname de tí.</text:p>
      <text:p text:style-name="P2">Escucha mi voz.</text:p>
      <text:p text:style-name="P2"/>
      <text:p text:style-name="P2">Estoy junto a <text:span text:style-name="T1">ti</text:span>,</text:p>
      <text:p text:style-name="P2">y Yo nunca me iré,</text:p>
      <text:p text:style-name="P2">no esta vez... no esta vez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s" fo:country="MX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es" fo:country="MX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0.4$Linux_X86_64 LibreOffice_project/05dceb5d363845f2cf968344d7adab8dcfb2ba71</meta:generator>
    <meta:initial-creator>Renich Bon Ciric</meta:initial-creator>
    <meta:creation-date>2008-06-25T20:41:06</meta:creation-date>
    <dc:creator>Renich Bon Ciric</dc:creator>
    <dc:date>2014-02-04T23:39:01.887615254</dc:date>
    <meta:editing-cycles>2</meta:editing-cycles>
    <meta:editing-duration>PT3M30S</meta:editing-duration>
    <meta:document-statistic meta:table-count="0" meta:image-count="0" meta:object-count="0" meta:page-count="1" meta:paragraph-count="25" meta:word-count="130" meta:character-count="606" meta:non-whitespace-character-count="501"/>
    <meta:user-defined meta:name="Info 1"/>
    <meta:user-defined meta:name="Info 2"/>
    <meta:user-defined meta:name="Info 3"/>
    <meta:user-defined meta:name="Info 4"/>
  </office:meta>
</office:document-meta>
</file>